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1.67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5937in" svg:height="4.3697in" svg:x="3.9421in" svg:y="0.252in">
            <draw:object draw:notify-on-update-of-ranges="Sheet1.A1:Sheet1.A1 Sheet1.A2:Sheet1.A47 Sheet1.B1:Sheet1.B1 Sheet1.B2:Sheet1.B4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ccuracy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000362578245" calcext:value-type="float">
            <text:p>2.00000362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130716434535585" calcext:value-type="float">
            <text:p>0.0001307164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002790027689" calcext:value-type="float">
            <text:p>2.000027900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451967946624242" calcext:value-type="float">
            <text:p>4.51967946624242E-00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14531567640569" calcext:value-type="float">
            <text:p>1.4531567640569E-00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242782575664439" calcext:value-type="float">
            <text:p>2.42782575664439E-005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00472674732014503" calcext:value-type="float">
            <text:p>4.72674732014503E-006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000746648186326071" calcext:value-type="float">
            <text:p>7.46648186326071E-006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00378819055405866" calcext:value-type="float">
            <text:p>3.78819055405866E-005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0105676909518145" calcext:value-type="float">
            <text:p>1.05676909518145E-00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0935887987400625" calcext:value-type="float">
            <text:p>9.35887987400625E-006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032584187047997" calcext:value-type="float">
            <text:p>3.2584187047997E-005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00105697998902094" calcext:value-type="float">
            <text:p>1.05697998902094E-005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0641204754297574" calcext:value-type="float">
            <text:p>6.41204754297574E-005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000955605821317057" calcext:value-type="float">
            <text:p>9.55605821317057E-006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214498684386135" calcext:value-type="float">
            <text:p>2.14498684386135E-005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0272875202854632" calcext:value-type="float">
            <text:p>2.72875202854632E-005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00162379410971837" calcext:value-type="float">
            <text:p>1.62379410971837E-005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000272791868171515" calcext:value-type="float">
            <text:p>2.72791868171515E-006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00295406417146505" calcext:value-type="float">
            <text:p>2.95406417146505E-005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245021403627836" calcext:value-type="float">
            <text:p>2.45021403627836E-005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000854915685241989" calcext:value-type="float">
            <text:p>8.54915685241989E-006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000084302703" calcext:value-type="float">
            <text:p>2.00000084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00240436593573423" calcext:value-type="float">
            <text:p>2.40436593573423E-005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00119924717757937" calcext:value-type="float">
            <text:p>1.19924717757937E-005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0570005161527677" calcext:value-type="float">
            <text:p>5.70005161527677E-006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000128425373163569" calcext:value-type="float">
            <text:p>1.28425373163569E-006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000339442384236948" calcext:value-type="float">
            <text:p>3.39442384236948E-006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00688591583459541" calcext:value-type="float">
            <text:p>6.88591583459541E-005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00308081951795801" calcext:value-type="float">
            <text:p>3.08081951795801E-005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0416335057939124" calcext:value-type="float">
            <text:p>4.16335057939124E-006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000674733720213689" calcext:value-type="float">
            <text:p>6.74733720213689E-006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000030882832" calcext:value-type="float">
            <text:p>2.000000308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00154111881215306" calcext:value-type="float">
            <text:p>1.54111881215306E-005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000485224440106252" calcext:value-type="float">
            <text:p>4.85224440106252E-00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0919356048887234" calcext:value-type="float">
            <text:p>9.19356048887234E-006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0000424552971052326" calcext:value-type="float">
            <text:p>4.24552971052326E-006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000375899301755232" calcext:value-type="float">
            <text:p>0.000003759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0000194371148785813" calcext:value-type="float">
            <text:p>1.94371148785813E-006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000109385055435065" calcext:value-type="float">
            <text:p>1.09385055435065E-005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000608805560788023" calcext:value-type="float">
            <text:p>6.08805560788023E-007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0000418987052040568" calcext:value-type="float">
            <text:p>4.18987052040568E-006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0000353891903042508" calcext:value-type="float">
            <text:p>3.53891903042508E-006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00000462655176652467" calcext:value-type="float">
            <text:p>4.62655176652467E-007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00000757600169690789" calcext:value-type="float">
            <text:p>7.57600169690789E-007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0356929974670722" calcext:value-type="float">
            <text:p>3.56929974670722E-00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6T19:29:11.043000000</dc:date>
    <meta:document-statistic meta:table-count="1" meta:cell-count="98" meta:object-count="1"/>
    <meta:generator>LibreOffice/4.1.4.2$Windows_x86 LibreOffice_project/0a0440ccc0227ad9829de5f46be37cfb6edcf7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289cm" svg:height="11.1cm" xlink:href=".." xlink:type="simple" chart:class="chart:line" chart:style-name="ch1">
        <chart:title svg:x="7.246cm" svg:y="0.358cm" chart:style-name="ch2">
          <text:p>Population Size Change</text:p>
        </chart:title>
        <chart:legend chart:legend-position="end" svg:x="16.49cm" svg:y="5.238cm" style:legend-expansion="high" chart:style-name="ch3"/>
        <chart:plot-area chart:style-name="ch4" table:cell-range-address="Sheet1.A1:Sheet1.B47" chart:data-source-has-labels="both" svg:x="1.423cm" svg:y="1.803cm" svg:width="14.297cm" svg:height="8.067cm">
          <chartooo:coordinate-region svg:x="2.891cm" svg:y="2.015cm" svg:width="12.68cm" svg:height="6.912cm"/>
          <chart:axis chart:dimension="x" chart:name="primary-x" chart:style-name="ch5" chartooo:axis-type="auto">
            <chartooo:date-scale/>
            <chart:title svg:x="7.389cm" svg:y="10.093cm" chart:style-name="ch6">
              <text:p>Population Size</text:p>
            </chart:title>
            <chart:categories table:cell-range-address="Sheet1.A2:Sheet1.A47"/>
          </chart:axis>
          <chart:axis chart:dimension="y" chart:name="primary-y" chart:style-name="ch5">
            <chart:title svg:x="0.451cm" svg:y="6.528cm" chart:style-name="ch7">
              <text:p>Accuracy</text:p>
            </chart:title>
            <chart:grid chart:style-name="ch8" chart:class="major"/>
          </chart:axis>
          <chart:series chart:style-name="ch9" chart:values-cell-range-address="Sheet1.B2:Sheet1.B47" chart:label-cell-address="Sheet1.B1:Sheet1.B1" chart:class="chart:line">
            <chart:data-point chart:repeated="4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heet1.A2:Sheet1.A47</svg:desc>
                </draw:g>
              </table:table-cell>
              <table:table-cell office:value-type="float" office:value="0">
                <text:p>0</text:p>
                <draw:g>
                  <svg:desc>Sheet1.B2:Sheet1.B47</svg:desc>
                </draw:g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130716434535585">
                <text:p>0.00013071643453558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0451967946624242">
                <text:p>0.000045196794662424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0014531567640569">
                <text:p>0.00001453156764056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242782575664439">
                <text:p>0.000024278257566443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000472674732014503">
                <text:p>0.0000047267473201450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000746648186326071">
                <text:p>0.0000074664818632607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00378819055405866">
                <text:p>0.000037881905540586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00105676909518145">
                <text:p>0.000010567690951814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000935887987400625">
                <text:p>0.0000093588798740062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0032584187047997">
                <text:p>0.00003258418704799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00105697998902094">
                <text:p>0.000010569799890209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00641204754297574">
                <text:p>0.000064120475429757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000955605821317057">
                <text:p>0.0000095560582131705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214498684386135">
                <text:p>0.000021449868438613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00272875202854632">
                <text:p>0.000027287520285463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000162379410971837">
                <text:p>0.000016237941097183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0000272791868171515">
                <text:p>0.0000027279186817151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00295406417146505">
                <text:p>0.000029540641714650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00245021403627836">
                <text:p>0.000024502140362783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0000854915685241989">
                <text:p>0.0000085491568524198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000240436593573423">
                <text:p>0.000024043659357342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000119924717757937">
                <text:p>0.000011992471775793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00570005161527677">
                <text:p>0.00000570005161527677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00000128425373163569">
                <text:p>0.0000012842537316356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00339442384236948">
                <text:p>0.0000033944238423694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000688591583459541">
                <text:p>0.000068859158345954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000308081951795801">
                <text:p>0.000030808195179580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0000416335057939124">
                <text:p>0.0000041633505793912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0000674733720213689">
                <text:p>0.0000067473372021368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0000154111881215306">
                <text:p>0.000015411188121530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0000485224440106252">
                <text:p>0.0000048522444010625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00919356048887234">
                <text:p>0.00000919356048887234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0000424552971052326">
                <text:p>0.00000424552971052326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0000375899301755232">
                <text:p>0.0000037589930175523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00000194371148785813">
                <text:p>0.00000194371148785813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0000109385055435065">
                <text:p>0.000010938505543506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00000608805560788023">
                <text:p>0.00000060880556078802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0000418987052040568">
                <text:p>0.00000418987052040568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0000353891903042508">
                <text:p>0.00000353891903042508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000000462655176652467">
                <text:p>0.000000462655176652467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00000757600169690789">
                <text:p>0.00000075760016969078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000356929974670722">
                <text:p>0.0000003569299746707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